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1.448cm" fo:min-width="3.2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808080" draw:textarea-horizontal-align="justify" draw:textarea-vertical-align="middle" draw:auto-grow-height="false" fo:min-height="0.94cm" fo:min-width="3.2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000000" draw:opacity="100%" draw:textarea-horizontal-align="justify" draw:textarea-vertical-align="middle" draw:auto-grow-height="false" fo:min-height="1.448cm" fo:min-width="3.23cm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2.376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0.738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1.246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98cm"/>
    </style:style>
    <style:style style:name="gr10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 fo:font-size="12pt" style:font-size-asian="12pt" style:font-size-complex="12pt"/>
    </style:style>
    <style:style style:name="P3" style:family="paragraph">
      <loext:graphic-properties draw:fill="solid" draw:fill-color="#808080"/>
      <style:paragraph-properties fo:text-align="center"/>
      <style:text-properties fo:color="#ffffff" fo:font-size="12pt" style:font-size-asian="12pt" style:font-size-complex="12pt"/>
    </style:style>
    <style:style style:name="P4" style:family="paragraph">
      <loext:graphic-properties draw:fill="solid" draw:fill-color="#000000" draw:opacity="100%"/>
      <style:paragraph-properties fo:text-align="center"/>
      <style:text-properties fo:color="#ffffff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778cm" svg:x="3.278cm" svg:y="0.165cm">
          <text:p text:style-name="P1"><text:span text:style-name="T1">Zukunf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3.278cm" svg:y="1.943cm">
          <text:p text:style-name="P1"><text:span text:style-name="T2">Gegenwar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778cm" svg:x="3.278cm" svg:y="3.213cm">
          <text:p text:style-name="P1"><text:span text:style-name="T2">Vergangenh</text:span><text:span text:style-name="T2">ei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2.794cm" svg:x="2.643cm" svg:y="0.292cm">
          <text:p/>
          <draw:enhanced-geometry svg:viewBox="0 0 21600 21600" draw:glue-points="21600 0 0 10800 21600 21600" draw:text-areas="13800 ?f9 21600 ?f10" draw:type="left-brace" draw:modifiers="1735.65103312562 9719.6457855034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0.508cm" svg:height="2.794cm" svg:x="2.516cm" svg:y="2.07cm">
          <text:p/>
          <draw:enhanced-geometry svg:viewBox="0 0 21600 21600" draw:glue-points="21600 0 0 10800 21600 21600" draw:text-areas="13800 ?f9 21600 ?f10" draw:type="left-brace" draw:modifiers="1735.65103312562 11511.97113807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xml:id="id2" draw:id="id2" draw:layer="layout" svg:width="0.508cm" svg:height="1.016cm" draw:transform="skewX (0.0108210413623648) rotate (-3.14159265358979) translate (7.812cm 3.059cm)">
          <text:p/>
          <draw:enhanced-geometry svg:viewBox="0 0 21600 21600" draw:mirror-vertical="true" draw:glue-points="21600 0 0 10800 21600 21600" draw:text-areas="13800 ?f9 21600 ?f10" draw:type="left-brace" draw:modifiers="2804.09126671912 10774.50826121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xml:id="id1" draw:id="id1" draw:layer="layout" svg:width="0.508cm" svg:height="1.524cm" draw:transform="skewX (0.010471975511966) rotate (-3.14159265358979) translate (7.807cm 1.789cm)">
          <text:p/>
          <draw:enhanced-geometry svg:viewBox="0 0 21600 21600" draw:mirror-vertical="true" draw:glue-points="21600 0 0 10800 21600 21600" draw:text-areas="13800 ?f9 21600 ?f10" draw:type="left-brace" draw:modifiers="2804.09126671912 10774.50826121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5" draw:layer="layout" svg:width="0.508cm" svg:height="1.524cm" draw:transform="skewX (0.010471975511966) rotate (-3.14159265358979) translate (7.812cm 4.837cm)">
          <text:p/>
          <draw:enhanced-geometry svg:viewBox="0 0 21600 21600" draw:mirror-vertical="true" draw:glue-points="21600 0 0 10800 21600 21600" draw:text-areas="13800 ?f9 21600 ?f10" draw:type="left-brace" draw:modifiers="2804.09126671912 10774.50826121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6" draw:layer="layout" svg:width="1.937cm" svg:height="0.806cm" svg:x="0.573cm" svg:y="3.142cm">
          <draw:text-box>
            <text:p><text:span text:style-name="T3">kausal</text:span></text:p>
          </draw:text-box>
        </draw:frame>
        <draw:frame draw:style-name="gr8" draw:text-style-name="P6" draw:layer="layout" svg:width="2.737cm" svg:height="0.806cm" svg:x="-0.062cm" svg:y="1.154cm">
          <draw:text-box>
            <text:p><text:span text:style-name="T3">antikausa</text:span><text:span text:style-name="T3">l</text:span></text:p>
          </draw:text-box>
        </draw:frame>
        <draw:frame draw:style-name="gr9" draw:text-style-name="P6" xml:id="id3" draw:id="id3" draw:layer="layout" svg:width="3.529cm" svg:height="0.806cm" svg:x="9.463cm" svg:y="2.17cm">
          <draw:text-box>
            <text:p><text:span text:style-name="T3">gedä</text:span><text:span text:style-name="T3">chtnis</text:span><text:span text:style-name="T3">los</text:span></text:p>
          </draw:text-box>
        </draw:frame>
        <draw:connector draw:style-name="gr10" draw:text-style-name="P5" draw:layer="layout" draw:type="curve" svg:x1="7.799cm" svg:y1="1.028cm" svg:x2="8.493cm" svg:y2="3.671cm" draw:start-shape="id1" draw:start-glue-point="5" svg:d="M7799 1028c912 0 565 2643 694 2643" svg:viewBox="0 0 695 2644">
          <text:p/>
        </draw:connector>
        <draw:connector draw:style-name="gr10" draw:text-style-name="P5" draw:layer="layout" draw:type="curve" svg:x1="7.806cm" svg:y1="2.552cm" svg:x2="9.463cm" svg:y2="2.573cm" draw:start-shape="id2" draw:start-glue-point="5" draw:end-shape="id3" draw:end-glue-point="3" svg:d="M7806 2552c1258 0 430 21 1657 21" svg:viewBox="0 0 1658 22">
          <text:p/>
        </draw:connector>
        <draw:frame draw:style-name="gr11" draw:text-style-name="P6" draw:layer="layout" svg:width="2.987cm" svg:height="0.806cm" svg:x="7.812cm" svg:y="3.65cm">
          <draw:text-box>
            <text:p><text:span text:style-name="T3">nichtkaus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59:10.947572804</meta:creation-date>
    <dc:date>2017-03-08T11:11:15.350274493</dc:date>
    <meta:editing-duration>PT32M14S</meta:editing-duration>
    <meta:editing-cycles>5</meta:editing-cycles>
    <meta:generator>LibreOffice/5.3.0.3$Linux_X86_64 LibreOffice_project/30m0$Build-3</meta:generator>
    <meta:document-statistic meta:object-count="14"/>
  </office:meta>
</office:document-meta>
</file>